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bg" number:country="BG">
      <number:text-content/>
    </number:text-style>
    <style:style style:name="ce1" style:family="table-cell" style:parent-style-name="Default" style:data-style-name="N10100">
      <style:table-cell-properties fo:background-color="#eeeeee" style:cell-protect="protected" style:print-content="tru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5ce"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 style:data-style-name="N141">
      <style:table-cell-properties fo:background-color="#fff5ce" fo:border="0.74pt solid #000000"/>
    </style:style>
    <style:style style:name="ce4" style:family="table-cell" style:parent-style-name="Default" style:data-style-name="N10100">
      <style:table-cell-properties fo:background-color="#eeeeee" style:cell-protect="protected" style:print-content="true"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41">
      <style:table-cell-properties fo:background-color="#f6f9d4" fo:border="0.74pt solid #000000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4" style:family="table-cell" style:parent-style-name="Default" style:data-style-name="N141">
      <style:table-cell-properties fo:background-color="#bbe33d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gr1" style:family="graphic" style:parent-style-name="Default">
      <style:graphic-properties draw:stroke="none" svg:stroke-color="#000000" draw:fill="solid" draw:fill-color="#ffdbb6" fo:min-height="4.0004in" draw:shadow-offset-x="0.1201in" draw:shadow-offset-y="0.1201in" loext:decorative="false"/>
      <style:paragraph-properties style:writing-mode="lr-tb"/>
      <style:text-properties fo:font-size="13pt" style:font-size-asian="13pt" style:font-size-complex="13pt"/>
    </style:style>
    <style:style style:name="P1" style:family="paragraph">
      <loext:graphic-properties draw:fill="solid" draw:fill-color="#ffdbb6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езултати" table:style-name="ta1">
        <table:shapes>
          <draw:frame draw:z-index="0" draw:name="Text Frame 2" draw:style-name="gr1" draw:text-style-name="P1" svg:width="7.2205in" svg:height="4.0004in" svg:x="6.9661in" svg:y="2.1126in">
            <draw:text-box>
              <text:p><text:span text:style-name="T1">Внимание!</text:span></text:p>
              <text:p><text:span text:style-name="T2"/></text:p>
              <text:p><text:span text:style-name="T2">Уверете се, че разбирате логиката на изчисленията. Всички суми са в левове!</text:span></text:p>
              <text:p><text:span text:style-name="T1"/></text:p>
              <text:p><text:span text:style-name="T1">В таблицата се въвеждат не покупки, а цени на придобивне. Сумата на покупките и цената на придобиване съвпадат в случаите когато продавате 100% от закупеното. В останалите случаи цената на придобиване не е равна на общата сума на покупките. Ако продадете 20% от закупеното цената на придобиване е 20% от размера на покупките, направени преди тази продажба (ако няма други междинни продажби!).</text:span></text:p>
              <text:p><text:span text:style-name="T1"/></text:p>
              <text:p><text:span text:style-name="T1">Ако има повече от една продажба (или не се продава 100% от закупеното) цената на придобиване се смята по сложен начин, уврете се, че разбирате това. Въвеждат се продажби (в колона B) само от данъчната година, за която се правят изчисленията.</text:span></text:p>
              <text:p><text:span text:style-name="T1"/></text:p>
              <text:p><text:span text:style-name="T1">Ако сте продали нещо, за което няма документи за придобиване (в които да пише цена на придобиване), съгласно ЗДДФЛ цената на придобиване в този случай е нула (документално доказаната цена е нула при липса на документи, удостоверяващи цената на придобиване).</text:span></text:p>
              <text:p><text:span text:style-name="T1"/></text:p>
            </draw:text-box>
          </draw:frame>
        </table:shapes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06" table:default-cell-style-name="Default"/>
        <table:table-row table:style-name="ro1">
          <table:table-cell table:style-name="ce1" table:number-columns-repeated="5"/>
          <table:table-cell table:number-columns-repeated="7"/>
          <table:table-cell table:style-name="ce5" table:number-columns-repeated="1006"/>
        </table:table-row>
        <table:table-row table:style-name="ro1">
          <table:table-cell table:style-name="ce1" office:value-type="string" calcext:value-type="string">
            <text:p>Коментар</text:p>
          </table:table-cell>
          <table:table-cell table:style-name="ce1" office:value-type="string" calcext:value-type="string">
            <text:p>продажна</text:p>
          </table:table-cell>
          <table:table-cell table:style-name="ce1" office:value-type="string" calcext:value-type="string">
            <text:p>цена на</text:p>
          </table:table-cell>
          <table:table-cell table:style-name="ce1" office:value-type="string" calcext:value-type="string">
            <text:p>печалба</text:p>
          </table:table-cell>
          <table:table-cell table:style-name="ce1" office:value-type="string" calcext:value-type="string">
            <text:p>загуба</text:p>
          </table:table-cell>
          <table:table-cell table:number-columns-repeated="7"/>
          <table:table-cell table:style-name="ce5"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придобиване</text:p>
          </table:table-cell>
          <table:table-cell table:style-name="ce4" table:number-columns-repeated="2"/>
          <table:table-cell table:style-name="ce5"/>
          <table:table-cell table:number-columns-repeated="5"/>
          <table:table-cell table:style-name="ce5" table:number-columns-repeated="1007"/>
        </table:table-row>
        <table:table-row table:style-name="ro1">
          <table:table-cell/>
          <table:table-cell office:value-type="float" office:value="4220.83" calcext:value-type="float">
            <text:p><text:s text:c="2"/>4 220.83</text:p>
          </table:table-cell>
          <table:table-cell office:value-type="float" office:value="3896.59" calcext:value-type="float">
            <text:p><text:s text:c="2"/>3 896.59</text:p>
          </table:table-cell>
          <table:table-cell table:formula="of:=MAX([.B4]-[.C4]; 0)" office:value-type="float" office:value="324.24" calcext:value-type="float">
            <text:p><text:s text:c="3"/>324.24</text:p>
          </table:table-cell>
          <table:table-cell table:formula="of:=MAX([.C4]-[.B4]; 0)" office:value-type="float" office:value="0" calcext:value-type="float">
            <text:p><text:s text:c="3"/>0.00</text:p>
          </table:table-cell>
          <table:table-cell/>
          <table:table-cell table:style-name="ce6" office:value-type="string" calcext:value-type="string">
            <text:p>Обобщени данни („сплескани“ на един ред):</text:p>
          </table:table-cell>
          <table:table-cell table:style-name="ce6"/>
          <table:table-cell table:style-name="ce12"/>
          <table:table-cell table:number-columns-repeated="1009"/>
        </table:table-row>
        <table:table-row table:style-name="ro1">
          <table:table-cell/>
          <table:table-cell office:value-type="float" office:value="274030.85" calcext:value-type="float">
            <text:p><text:s text:c="2"/>274 030.85</text:p>
          </table:table-cell>
          <table:table-cell office:value-type="float" office:value="173792.51" calcext:value-type="float">
            <text:p><text:s text:c="2"/>173 792.51</text:p>
          </table:table-cell>
          <table:table-cell table:formula="of:=MAX([.B5]-[.C5]; 0)" office:value-type="float" office:value="100238.34" calcext:value-type="float">
            <text:p><text:s text:c="2"/>100 238.34</text:p>
          </table:table-cell>
          <table:table-cell table:formula="of:=MAX([.C5]-[.B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47.19" calcext:value-type="float">
            <text:p><text:s text:c="2"/>4 047.19</text:p>
          </table:table-cell>
          <table:table-cell office:value-type="float" office:value="716.28" calcext:value-type="float">
            <text:p><text:s text:c="3"/>716.28</text:p>
          </table:table-cell>
          <table:table-cell table:formula="of:=MAX([.B6]-[.C6]; 0)" office:value-type="float" office:value="3330.91" calcext:value-type="float">
            <text:p><text:s text:c="2"/>3 330.91</text:p>
          </table:table-cell>
          <table:table-cell table:formula="of:=MAX([.C6]-[.B6]; 0)" office:value-type="float" office:value="0" calcext:value-type="float">
            <text:p><text:s text:c="3"/>0.00</text:p>
          </table:table-cell>
          <table:table-cell/>
          <table:table-cell table:style-name="ce7" office:value-type="string" calcext:value-type="string">
            <text:p>Обща сума</text:p>
          </table:table-cell>
          <table:table-cell table:style-name="ce7" office:value-type="string" calcext:value-type="string">
            <text:p>Обща сума на</text:p>
          </table:table-cell>
          <table:table-cell table:style-name="ce16" office:value-type="string" calcext:value-type="string">
            <text:p>общо</text:p>
          </table:table-cell>
          <table:table-cell table:style-name="ce20" office:value-type="string" calcext:value-type="string">
            <text:p>общо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000" calcext:value-type="float">
            <text:p><text:s text:c="2"/>60 000.00</text:p>
          </table:table-cell>
          <table:table-cell office:value-type="float" office:value="65000" calcext:value-type="float">
            <text:p><text:s text:c="2"/>65 000.00</text:p>
          </table:table-cell>
          <table:table-cell table:formula="of:=MAX([.B7]-[.C7]; 0)" office:value-type="float" office:value="0" calcext:value-type="float">
            <text:p><text:s text:c="3"/>0.00</text:p>
          </table:table-cell>
          <table:table-cell table:formula="of:=MAX([.C7]-[.B7]; 0)" office:value-type="float" office:value="5000" calcext:value-type="float">
            <text:p><text:s text:c="2"/>5 000.00</text:p>
          </table:table-cell>
          <table:table-cell/>
          <table:table-cell table:style-name="ce8" office:value-type="string" calcext:value-type="string">
            <text:p>на продажби</text:p>
          </table:table-cell>
          <table:table-cell table:style-name="ce8" office:value-type="string" calcext:value-type="string">
            <text:p>цените на придобиване</text:p>
          </table:table-cell>
          <table:table-cell table:style-name="ce17" office:value-type="string" calcext:value-type="string">
            <text:p>печалби</text:p>
          </table:table-cell>
          <table:table-cell table:style-name="ce21" office:value-type="string" calcext:value-type="string">
            <text:p>загуби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524.89" calcext:value-type="float">
            <text:p><text:s text:c="2"/>9 524.89</text:p>
          </table:table-cell>
          <table:table-cell office:value-type="float" office:value="0" calcext:value-type="float">
            <text:p><text:s text:c="3"/>0.00</text:p>
          </table:table-cell>
          <table:table-cell table:formula="of:=MAX([.B8]-[.C8]; 0)" office:value-type="float" office:value="9524.89" calcext:value-type="float">
            <text:p><text:s text:c="2"/>9 524.89</text:p>
          </table:table-cell>
          <table:table-cell table:formula="of:=MAX([.C8]-[.B8]; 0)" office:value-type="float" office:value="0" calcext:value-type="float">
            <text:p><text:s text:c="3"/>0.00</text:p>
          </table:table-cell>
          <table:table-cell/>
          <table:table-cell table:style-name="ce9" office:value-type="string" calcext:value-type="string">
            <text:p>(колона 3)</text:p>
          </table:table-cell>
          <table:table-cell table:style-name="ce9" office:value-type="string" calcext:value-type="string">
            <text:p>(колона 4)</text:p>
          </table:table-cell>
          <table:table-cell table:style-name="ce18" office:value-type="string" calcext:value-type="string">
            <text:p>(колона 5)</text:p>
          </table:table-cell>
          <table:table-cell table:style-name="ce22" office:value-type="string" calcext:value-type="string">
            <text:p>(колона 6)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MAX([.B9]-[.C9]; 0)" office:value-type="float" office:value="0" calcext:value-type="float">
            <text:p><text:s text:c="3"/>0.00</text:p>
          </table:table-cell>
          <table:table-cell table:formula="of:=MAX([.C9]-[.B9]; 0)" office:value-type="float" office:value="0" calcext:value-type="float">
            <text:p><text:s text:c="3"/>0.00</text:p>
          </table:table-cell>
          <table:table-cell/>
          <table:table-cell table:style-name="ce10" table:formula="of:=SUM([.B4:.B1048576])" office:value-type="float" office:value="351823.76" calcext:value-type="float">
            <text:p><text:s text:c="2"/>351 823.76</text:p>
          </table:table-cell>
          <table:table-cell table:style-name="ce10" table:formula="of:=SUM([.C4:.C1048576])" office:value-type="float" office:value="243405.38" calcext:value-type="float">
            <text:p><text:s text:c="2"/>243 405.38</text:p>
          </table:table-cell>
          <table:table-cell table:style-name="ce10" table:formula="of:=SUM([.D4:.D1048576])" office:value-type="float" office:value="113418.38" calcext:value-type="float">
            <text:p><text:s text:c="2"/>113 418.38</text:p>
          </table:table-cell>
          <table:table-cell table:style-name="ce10" table:formula="of:=SUM([.E4:.E1048576])" office:value-type="float" office:value="5000" calcext:value-type="float">
            <text:p><text:s text:c="2"/>5 000.0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MAX([.B10]-[.C10]; 0)" office:value-type="float" office:value="0" calcext:value-type="float">
            <text:p><text:s text:c="3"/>0.00</text:p>
          </table:table-cell>
          <table:table-cell table:formula="of:=MAX([.C10]-[.B1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]-[.C11]; 0)" office:value-type="float" office:value="0" calcext:value-type="float">
            <text:p><text:s text:c="3"/>0.00</text:p>
          </table:table-cell>
          <table:table-cell table:formula="of:=MAX([.C11]-[.B11]; 0)" office:value-type="float" office:value="0" calcext:value-type="float">
            <text:p><text:s text:c="3"/>0.00</text:p>
          </table:table-cell>
          <table:table-cell/>
          <table:table-cell table:style-name="ce11" office:value-type="string" calcext:value-type="string">
            <text:p>Данъчна основа:</text:p>
          </table:table-cell>
          <table:table-cell table:style-name="ce14" table:formula="of:=MAX([.I9]-[.J9]; 0)" office:value-type="float" office:value="108418.38" calcext:value-type="float">
            <text:p><text:s text:c="2"/>108 418.38</text:p>
          </table:table-cell>
          <table:table-cell table:style-name="ce19" office:value-type="string" calcext:value-type="string">
            <text:p><text:s text:c="2"/>(брутна сума, без корекция с нормативно признатите разходи)</text:p>
          </table:table-cell>
          <table:table-cell table:style-name="ce23" table:number-columns-repeated="3"/>
          <table:table-cell table:style-name="ce24"/>
          <table:table-cell table:number-columns-repeated="1005"/>
        </table:table-row>
        <table:table-row table:style-name="ro1">
          <table:table-cell table:number-columns-repeated="3"/>
          <table:table-cell table:formula="of:=MAX([.B12]-[.C12]; 0)" office:value-type="float" office:value="0" calcext:value-type="float">
            <text:p><text:s text:c="3"/>0.00</text:p>
          </table:table-cell>
          <table:table-cell table:formula="of:=MAX([.C12]-[.B1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]-[.C13]; 0)" office:value-type="float" office:value="0" calcext:value-type="float">
            <text:p><text:s text:c="3"/>0.00</text:p>
          </table:table-cell>
          <table:table-cell table:formula="of:=MAX([.C13]-[.B1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]-[.C14]; 0)" office:value-type="float" office:value="0" calcext:value-type="float">
            <text:p><text:s text:c="3"/>0.00</text:p>
          </table:table-cell>
          <table:table-cell table:formula="of:=MAX([.C14]-[.B1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]-[.C15]; 0)" office:value-type="float" office:value="0" calcext:value-type="float">
            <text:p><text:s text:c="3"/>0.00</text:p>
          </table:table-cell>
          <table:table-cell table:formula="of:=MAX([.C15]-[.B1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]-[.C16]; 0)" office:value-type="float" office:value="0" calcext:value-type="float">
            <text:p><text:s text:c="3"/>0.00</text:p>
          </table:table-cell>
          <table:table-cell table:formula="of:=MAX([.C16]-[.B1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]-[.C17]; 0)" office:value-type="float" office:value="0" calcext:value-type="float">
            <text:p><text:s text:c="3"/>0.00</text:p>
          </table:table-cell>
          <table:table-cell table:formula="of:=MAX([.C17]-[.B1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]-[.C18]; 0)" office:value-type="float" office:value="0" calcext:value-type="float">
            <text:p><text:s text:c="3"/>0.00</text:p>
          </table:table-cell>
          <table:table-cell table:formula="of:=MAX([.C18]-[.B1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]-[.C19]; 0)" office:value-type="float" office:value="0" calcext:value-type="float">
            <text:p><text:s text:c="3"/>0.00</text:p>
          </table:table-cell>
          <table:table-cell table:formula="of:=MAX([.C19]-[.B1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]-[.C20]; 0)" office:value-type="float" office:value="0" calcext:value-type="float">
            <text:p><text:s text:c="3"/>0.00</text:p>
          </table:table-cell>
          <table:table-cell table:formula="of:=MAX([.C20]-[.B2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]-[.C21]; 0)" office:value-type="float" office:value="0" calcext:value-type="float">
            <text:p><text:s text:c="3"/>0.00</text:p>
          </table:table-cell>
          <table:table-cell table:formula="of:=MAX([.C21]-[.B2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]-[.C22]; 0)" office:value-type="float" office:value="0" calcext:value-type="float">
            <text:p><text:s text:c="3"/>0.00</text:p>
          </table:table-cell>
          <table:table-cell table:formula="of:=MAX([.C22]-[.B2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]-[.C23]; 0)" office:value-type="float" office:value="0" calcext:value-type="float">
            <text:p><text:s text:c="3"/>0.00</text:p>
          </table:table-cell>
          <table:table-cell table:formula="of:=MAX([.C23]-[.B2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]-[.C24]; 0)" office:value-type="float" office:value="0" calcext:value-type="float">
            <text:p><text:s text:c="3"/>0.00</text:p>
          </table:table-cell>
          <table:table-cell table:formula="of:=MAX([.C24]-[.B2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]-[.C25]; 0)" office:value-type="float" office:value="0" calcext:value-type="float">
            <text:p><text:s text:c="3"/>0.00</text:p>
          </table:table-cell>
          <table:table-cell table:formula="of:=MAX([.C25]-[.B2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]-[.C26]; 0)" office:value-type="float" office:value="0" calcext:value-type="float">
            <text:p><text:s text:c="3"/>0.00</text:p>
          </table:table-cell>
          <table:table-cell table:formula="of:=MAX([.C26]-[.B2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]-[.C27]; 0)" office:value-type="float" office:value="0" calcext:value-type="float">
            <text:p><text:s text:c="3"/>0.00</text:p>
          </table:table-cell>
          <table:table-cell table:formula="of:=MAX([.C27]-[.B2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]-[.C28]; 0)" office:value-type="float" office:value="0" calcext:value-type="float">
            <text:p><text:s text:c="3"/>0.00</text:p>
          </table:table-cell>
          <table:table-cell table:formula="of:=MAX([.C28]-[.B2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]-[.C29]; 0)" office:value-type="float" office:value="0" calcext:value-type="float">
            <text:p><text:s text:c="3"/>0.00</text:p>
          </table:table-cell>
          <table:table-cell table:formula="of:=MAX([.C29]-[.B2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0]-[.C30]; 0)" office:value-type="float" office:value="0" calcext:value-type="float">
            <text:p><text:s text:c="3"/>0.00</text:p>
          </table:table-cell>
          <table:table-cell table:formula="of:=MAX([.C30]-[.B3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1]-[.C31]; 0)" office:value-type="float" office:value="0" calcext:value-type="float">
            <text:p><text:s text:c="3"/>0.00</text:p>
          </table:table-cell>
          <table:table-cell table:formula="of:=MAX([.C31]-[.B3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2]-[.C32]; 0)" office:value-type="float" office:value="0" calcext:value-type="float">
            <text:p><text:s text:c="3"/>0.00</text:p>
          </table:table-cell>
          <table:table-cell table:formula="of:=MAX([.C32]-[.B3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3]-[.C33]; 0)" office:value-type="float" office:value="0" calcext:value-type="float">
            <text:p><text:s text:c="3"/>0.00</text:p>
          </table:table-cell>
          <table:table-cell table:formula="of:=MAX([.C33]-[.B3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4]-[.C34]; 0)" office:value-type="float" office:value="0" calcext:value-type="float">
            <text:p><text:s text:c="3"/>0.00</text:p>
          </table:table-cell>
          <table:table-cell table:formula="of:=MAX([.C34]-[.B3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5]-[.C35]; 0)" office:value-type="float" office:value="0" calcext:value-type="float">
            <text:p><text:s text:c="3"/>0.00</text:p>
          </table:table-cell>
          <table:table-cell table:formula="of:=MAX([.C35]-[.B3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6]-[.C36]; 0)" office:value-type="float" office:value="0" calcext:value-type="float">
            <text:p><text:s text:c="3"/>0.00</text:p>
          </table:table-cell>
          <table:table-cell table:formula="of:=MAX([.C36]-[.B3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7]-[.C37]; 0)" office:value-type="float" office:value="0" calcext:value-type="float">
            <text:p><text:s text:c="3"/>0.00</text:p>
          </table:table-cell>
          <table:table-cell table:formula="of:=MAX([.C37]-[.B3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8]-[.C38]; 0)" office:value-type="float" office:value="0" calcext:value-type="float">
            <text:p><text:s text:c="3"/>0.00</text:p>
          </table:table-cell>
          <table:table-cell table:formula="of:=MAX([.C38]-[.B38]; 0)" office:value-type="float" office:value="0" calcext:value-type="float">
            <text:p><text:s text:c="3"/>0.00</text:p>
          </table:table-cell>
          <table:table-cell/>
          <table:table-cell table:style-name="ce12" office:value-type="string" calcext:value-type="string">
            <text:p>Проверка дали разликите между "колона 3" и "колона 4" е равна на разликата между "колона 5" и "колона 6".</text:p>
          </table:table-cell>
          <table:table-cell table:style-name="ce12" table:number-columns-repeated="5"/>
          <table:table-cell table:number-columns-repeated="1006"/>
        </table:table-row>
        <table:table-row table:style-name="ro1">
          <table:table-cell table:number-columns-repeated="3"/>
          <table:table-cell table:formula="of:=MAX([.B39]-[.C39]; 0)" office:value-type="float" office:value="0" calcext:value-type="float">
            <text:p><text:s text:c="3"/>0.00</text:p>
          </table:table-cell>
          <table:table-cell table:formula="of:=MAX([.C39]-[.B3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0]-[.C40]; 0)" office:value-type="float" office:value="0" calcext:value-type="float">
            <text:p><text:s text:c="3"/>0.00</text:p>
          </table:table-cell>
          <table:table-cell table:formula="of:=MAX([.C40]-[.B40]; 0)" office:value-type="float" office:value="0" calcext:value-type="float">
            <text:p><text:s text:c="3"/>0.00</text:p>
          </table:table-cell>
          <table:table-cell/>
          <table:table-cell table:style-name="ce13" office:value-type="string" calcext:value-type="string">
            <text:p>Грешки:</text:p>
          </table:table-cell>
          <table:table-cell table:style-name="ce15" table:formula="of:=([.G9]-[.H9])-([.I9]-[.J9])" office:value-type="float" office:value="0" calcext:value-type="float">
            <text:p>0</text:p>
          </table:table-cell>
          <table:table-cell table:style-name="ce12" office:value-type="string" calcext:value-type="string">
            <text:p>(трябва да е нула)</text:p>
          </table:table-cell>
          <table:table-cell table:style-name="ce12" table:number-columns-repeated="3"/>
          <table:table-cell table:number-columns-repeated="1006"/>
        </table:table-row>
        <table:table-row table:style-name="ro1">
          <table:table-cell table:number-columns-repeated="3"/>
          <table:table-cell table:formula="of:=MAX([.B41]-[.C41]; 0)" office:value-type="float" office:value="0" calcext:value-type="float">
            <text:p><text:s text:c="3"/>0.00</text:p>
          </table:table-cell>
          <table:table-cell table:formula="of:=MAX([.C41]-[.B4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2]-[.C42]; 0)" office:value-type="float" office:value="0" calcext:value-type="float">
            <text:p><text:s text:c="3"/>0.00</text:p>
          </table:table-cell>
          <table:table-cell table:formula="of:=MAX([.C42]-[.B4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3]-[.C43]; 0)" office:value-type="float" office:value="0" calcext:value-type="float">
            <text:p><text:s text:c="3"/>0.00</text:p>
          </table:table-cell>
          <table:table-cell table:formula="of:=MAX([.C43]-[.B4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4]-[.C44]; 0)" office:value-type="float" office:value="0" calcext:value-type="float">
            <text:p><text:s text:c="3"/>0.00</text:p>
          </table:table-cell>
          <table:table-cell table:formula="of:=MAX([.C44]-[.B4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5]-[.C45]; 0)" office:value-type="float" office:value="0" calcext:value-type="float">
            <text:p><text:s text:c="3"/>0.00</text:p>
          </table:table-cell>
          <table:table-cell table:formula="of:=MAX([.C45]-[.B4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6]-[.C46]; 0)" office:value-type="float" office:value="0" calcext:value-type="float">
            <text:p><text:s text:c="3"/>0.00</text:p>
          </table:table-cell>
          <table:table-cell table:formula="of:=MAX([.C46]-[.B4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7]-[.C47]; 0)" office:value-type="float" office:value="0" calcext:value-type="float">
            <text:p><text:s text:c="3"/>0.00</text:p>
          </table:table-cell>
          <table:table-cell table:formula="of:=MAX([.C47]-[.B4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8]-[.C48]; 0)" office:value-type="float" office:value="0" calcext:value-type="float">
            <text:p><text:s text:c="3"/>0.00</text:p>
          </table:table-cell>
          <table:table-cell table:formula="of:=MAX([.C48]-[.B4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49]-[.C49]; 0)" office:value-type="float" office:value="0" calcext:value-type="float">
            <text:p><text:s text:c="3"/>0.00</text:p>
          </table:table-cell>
          <table:table-cell table:formula="of:=MAX([.C49]-[.B4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0]-[.C50]; 0)" office:value-type="float" office:value="0" calcext:value-type="float">
            <text:p><text:s text:c="3"/>0.00</text:p>
          </table:table-cell>
          <table:table-cell table:formula="of:=MAX([.C50]-[.B5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1]-[.C51]; 0)" office:value-type="float" office:value="0" calcext:value-type="float">
            <text:p><text:s text:c="3"/>0.00</text:p>
          </table:table-cell>
          <table:table-cell table:formula="of:=MAX([.C51]-[.B5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2]-[.C52]; 0)" office:value-type="float" office:value="0" calcext:value-type="float">
            <text:p><text:s text:c="3"/>0.00</text:p>
          </table:table-cell>
          <table:table-cell table:formula="of:=MAX([.C52]-[.B5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3]-[.C53]; 0)" office:value-type="float" office:value="0" calcext:value-type="float">
            <text:p><text:s text:c="3"/>0.00</text:p>
          </table:table-cell>
          <table:table-cell table:formula="of:=MAX([.C53]-[.B5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4]-[.C54]; 0)" office:value-type="float" office:value="0" calcext:value-type="float">
            <text:p><text:s text:c="3"/>0.00</text:p>
          </table:table-cell>
          <table:table-cell table:formula="of:=MAX([.C54]-[.B5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5]-[.C55]; 0)" office:value-type="float" office:value="0" calcext:value-type="float">
            <text:p><text:s text:c="3"/>0.00</text:p>
          </table:table-cell>
          <table:table-cell table:formula="of:=MAX([.C55]-[.B5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6]-[.C56]; 0)" office:value-type="float" office:value="0" calcext:value-type="float">
            <text:p><text:s text:c="3"/>0.00</text:p>
          </table:table-cell>
          <table:table-cell table:formula="of:=MAX([.C56]-[.B5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7]-[.C57]; 0)" office:value-type="float" office:value="0" calcext:value-type="float">
            <text:p><text:s text:c="3"/>0.00</text:p>
          </table:table-cell>
          <table:table-cell table:formula="of:=MAX([.C57]-[.B5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8]-[.C58]; 0)" office:value-type="float" office:value="0" calcext:value-type="float">
            <text:p><text:s text:c="3"/>0.00</text:p>
          </table:table-cell>
          <table:table-cell table:formula="of:=MAX([.C58]-[.B5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59]-[.C59]; 0)" office:value-type="float" office:value="0" calcext:value-type="float">
            <text:p><text:s text:c="3"/>0.00</text:p>
          </table:table-cell>
          <table:table-cell table:formula="of:=MAX([.C59]-[.B5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0]-[.C60]; 0)" office:value-type="float" office:value="0" calcext:value-type="float">
            <text:p><text:s text:c="3"/>0.00</text:p>
          </table:table-cell>
          <table:table-cell table:formula="of:=MAX([.C60]-[.B6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1]-[.C61]; 0)" office:value-type="float" office:value="0" calcext:value-type="float">
            <text:p><text:s text:c="3"/>0.00</text:p>
          </table:table-cell>
          <table:table-cell table:formula="of:=MAX([.C61]-[.B6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2]-[.C62]; 0)" office:value-type="float" office:value="0" calcext:value-type="float">
            <text:p><text:s text:c="3"/>0.00</text:p>
          </table:table-cell>
          <table:table-cell table:formula="of:=MAX([.C62]-[.B6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3]-[.C63]; 0)" office:value-type="float" office:value="0" calcext:value-type="float">
            <text:p><text:s text:c="3"/>0.00</text:p>
          </table:table-cell>
          <table:table-cell table:formula="of:=MAX([.C63]-[.B6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4]-[.C64]; 0)" office:value-type="float" office:value="0" calcext:value-type="float">
            <text:p><text:s text:c="3"/>0.00</text:p>
          </table:table-cell>
          <table:table-cell table:formula="of:=MAX([.C64]-[.B6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5]-[.C65]; 0)" office:value-type="float" office:value="0" calcext:value-type="float">
            <text:p><text:s text:c="3"/>0.00</text:p>
          </table:table-cell>
          <table:table-cell table:formula="of:=MAX([.C65]-[.B6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6]-[.C66]; 0)" office:value-type="float" office:value="0" calcext:value-type="float">
            <text:p><text:s text:c="3"/>0.00</text:p>
          </table:table-cell>
          <table:table-cell table:formula="of:=MAX([.C66]-[.B6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7]-[.C67]; 0)" office:value-type="float" office:value="0" calcext:value-type="float">
            <text:p><text:s text:c="3"/>0.00</text:p>
          </table:table-cell>
          <table:table-cell table:formula="of:=MAX([.C67]-[.B6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8]-[.C68]; 0)" office:value-type="float" office:value="0" calcext:value-type="float">
            <text:p><text:s text:c="3"/>0.00</text:p>
          </table:table-cell>
          <table:table-cell table:formula="of:=MAX([.C68]-[.B6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69]-[.C69]; 0)" office:value-type="float" office:value="0" calcext:value-type="float">
            <text:p><text:s text:c="3"/>0.00</text:p>
          </table:table-cell>
          <table:table-cell table:formula="of:=MAX([.C69]-[.B6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0]-[.C70]; 0)" office:value-type="float" office:value="0" calcext:value-type="float">
            <text:p><text:s text:c="3"/>0.00</text:p>
          </table:table-cell>
          <table:table-cell table:formula="of:=MAX([.C70]-[.B7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1]-[.C71]; 0)" office:value-type="float" office:value="0" calcext:value-type="float">
            <text:p><text:s text:c="3"/>0.00</text:p>
          </table:table-cell>
          <table:table-cell table:formula="of:=MAX([.C71]-[.B7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2]-[.C72]; 0)" office:value-type="float" office:value="0" calcext:value-type="float">
            <text:p><text:s text:c="3"/>0.00</text:p>
          </table:table-cell>
          <table:table-cell table:formula="of:=MAX([.C72]-[.B7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3]-[.C73]; 0)" office:value-type="float" office:value="0" calcext:value-type="float">
            <text:p><text:s text:c="3"/>0.00</text:p>
          </table:table-cell>
          <table:table-cell table:formula="of:=MAX([.C73]-[.B7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4]-[.C74]; 0)" office:value-type="float" office:value="0" calcext:value-type="float">
            <text:p><text:s text:c="3"/>0.00</text:p>
          </table:table-cell>
          <table:table-cell table:formula="of:=MAX([.C74]-[.B7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5]-[.C75]; 0)" office:value-type="float" office:value="0" calcext:value-type="float">
            <text:p><text:s text:c="3"/>0.00</text:p>
          </table:table-cell>
          <table:table-cell table:formula="of:=MAX([.C75]-[.B7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6]-[.C76]; 0)" office:value-type="float" office:value="0" calcext:value-type="float">
            <text:p><text:s text:c="3"/>0.00</text:p>
          </table:table-cell>
          <table:table-cell table:formula="of:=MAX([.C76]-[.B7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7]-[.C77]; 0)" office:value-type="float" office:value="0" calcext:value-type="float">
            <text:p><text:s text:c="3"/>0.00</text:p>
          </table:table-cell>
          <table:table-cell table:formula="of:=MAX([.C77]-[.B7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8]-[.C78]; 0)" office:value-type="float" office:value="0" calcext:value-type="float">
            <text:p><text:s text:c="3"/>0.00</text:p>
          </table:table-cell>
          <table:table-cell table:formula="of:=MAX([.C78]-[.B7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79]-[.C79]; 0)" office:value-type="float" office:value="0" calcext:value-type="float">
            <text:p><text:s text:c="3"/>0.00</text:p>
          </table:table-cell>
          <table:table-cell table:formula="of:=MAX([.C79]-[.B7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0]-[.C80]; 0)" office:value-type="float" office:value="0" calcext:value-type="float">
            <text:p><text:s text:c="3"/>0.00</text:p>
          </table:table-cell>
          <table:table-cell table:formula="of:=MAX([.C80]-[.B8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1]-[.C81]; 0)" office:value-type="float" office:value="0" calcext:value-type="float">
            <text:p><text:s text:c="3"/>0.00</text:p>
          </table:table-cell>
          <table:table-cell table:formula="of:=MAX([.C81]-[.B8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2]-[.C82]; 0)" office:value-type="float" office:value="0" calcext:value-type="float">
            <text:p><text:s text:c="3"/>0.00</text:p>
          </table:table-cell>
          <table:table-cell table:formula="of:=MAX([.C82]-[.B8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3]-[.C83]; 0)" office:value-type="float" office:value="0" calcext:value-type="float">
            <text:p><text:s text:c="3"/>0.00</text:p>
          </table:table-cell>
          <table:table-cell table:formula="of:=MAX([.C83]-[.B8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4]-[.C84]; 0)" office:value-type="float" office:value="0" calcext:value-type="float">
            <text:p><text:s text:c="3"/>0.00</text:p>
          </table:table-cell>
          <table:table-cell table:formula="of:=MAX([.C84]-[.B8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5]-[.C85]; 0)" office:value-type="float" office:value="0" calcext:value-type="float">
            <text:p><text:s text:c="3"/>0.00</text:p>
          </table:table-cell>
          <table:table-cell table:formula="of:=MAX([.C85]-[.B8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6]-[.C86]; 0)" office:value-type="float" office:value="0" calcext:value-type="float">
            <text:p><text:s text:c="3"/>0.00</text:p>
          </table:table-cell>
          <table:table-cell table:formula="of:=MAX([.C86]-[.B8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7]-[.C87]; 0)" office:value-type="float" office:value="0" calcext:value-type="float">
            <text:p><text:s text:c="3"/>0.00</text:p>
          </table:table-cell>
          <table:table-cell table:formula="of:=MAX([.C87]-[.B8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8]-[.C88]; 0)" office:value-type="float" office:value="0" calcext:value-type="float">
            <text:p><text:s text:c="3"/>0.00</text:p>
          </table:table-cell>
          <table:table-cell table:formula="of:=MAX([.C88]-[.B8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89]-[.C89]; 0)" office:value-type="float" office:value="0" calcext:value-type="float">
            <text:p><text:s text:c="3"/>0.00</text:p>
          </table:table-cell>
          <table:table-cell table:formula="of:=MAX([.C89]-[.B8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0]-[.C90]; 0)" office:value-type="float" office:value="0" calcext:value-type="float">
            <text:p><text:s text:c="3"/>0.00</text:p>
          </table:table-cell>
          <table:table-cell table:formula="of:=MAX([.C90]-[.B9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1]-[.C91]; 0)" office:value-type="float" office:value="0" calcext:value-type="float">
            <text:p><text:s text:c="3"/>0.00</text:p>
          </table:table-cell>
          <table:table-cell table:formula="of:=MAX([.C91]-[.B9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2]-[.C92]; 0)" office:value-type="float" office:value="0" calcext:value-type="float">
            <text:p><text:s text:c="3"/>0.00</text:p>
          </table:table-cell>
          <table:table-cell table:formula="of:=MAX([.C92]-[.B9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3]-[.C93]; 0)" office:value-type="float" office:value="0" calcext:value-type="float">
            <text:p><text:s text:c="3"/>0.00</text:p>
          </table:table-cell>
          <table:table-cell table:formula="of:=MAX([.C93]-[.B9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4]-[.C94]; 0)" office:value-type="float" office:value="0" calcext:value-type="float">
            <text:p><text:s text:c="3"/>0.00</text:p>
          </table:table-cell>
          <table:table-cell table:formula="of:=MAX([.C94]-[.B9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5]-[.C95]; 0)" office:value-type="float" office:value="0" calcext:value-type="float">
            <text:p><text:s text:c="3"/>0.00</text:p>
          </table:table-cell>
          <table:table-cell table:formula="of:=MAX([.C95]-[.B9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6]-[.C96]; 0)" office:value-type="float" office:value="0" calcext:value-type="float">
            <text:p><text:s text:c="3"/>0.00</text:p>
          </table:table-cell>
          <table:table-cell table:formula="of:=MAX([.C96]-[.B9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7]-[.C97]; 0)" office:value-type="float" office:value="0" calcext:value-type="float">
            <text:p><text:s text:c="3"/>0.00</text:p>
          </table:table-cell>
          <table:table-cell table:formula="of:=MAX([.C97]-[.B9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8]-[.C98]; 0)" office:value-type="float" office:value="0" calcext:value-type="float">
            <text:p><text:s text:c="3"/>0.00</text:p>
          </table:table-cell>
          <table:table-cell table:formula="of:=MAX([.C98]-[.B9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99]-[.C99]; 0)" office:value-type="float" office:value="0" calcext:value-type="float">
            <text:p><text:s text:c="3"/>0.00</text:p>
          </table:table-cell>
          <table:table-cell table:formula="of:=MAX([.C99]-[.B9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0]-[.C100]; 0)" office:value-type="float" office:value="0" calcext:value-type="float">
            <text:p><text:s text:c="3"/>0.00</text:p>
          </table:table-cell>
          <table:table-cell table:formula="of:=MAX([.C100]-[.B10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1]-[.C101]; 0)" office:value-type="float" office:value="0" calcext:value-type="float">
            <text:p><text:s text:c="3"/>0.00</text:p>
          </table:table-cell>
          <table:table-cell table:formula="of:=MAX([.C101]-[.B10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2]-[.C102]; 0)" office:value-type="float" office:value="0" calcext:value-type="float">
            <text:p><text:s text:c="3"/>0.00</text:p>
          </table:table-cell>
          <table:table-cell table:formula="of:=MAX([.C102]-[.B10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3]-[.C103]; 0)" office:value-type="float" office:value="0" calcext:value-type="float">
            <text:p><text:s text:c="3"/>0.00</text:p>
          </table:table-cell>
          <table:table-cell table:formula="of:=MAX([.C103]-[.B10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4]-[.C104]; 0)" office:value-type="float" office:value="0" calcext:value-type="float">
            <text:p><text:s text:c="3"/>0.00</text:p>
          </table:table-cell>
          <table:table-cell table:formula="of:=MAX([.C104]-[.B10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5]-[.C105]; 0)" office:value-type="float" office:value="0" calcext:value-type="float">
            <text:p><text:s text:c="3"/>0.00</text:p>
          </table:table-cell>
          <table:table-cell table:formula="of:=MAX([.C105]-[.B10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6]-[.C106]; 0)" office:value-type="float" office:value="0" calcext:value-type="float">
            <text:p><text:s text:c="3"/>0.00</text:p>
          </table:table-cell>
          <table:table-cell table:formula="of:=MAX([.C106]-[.B10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7]-[.C107]; 0)" office:value-type="float" office:value="0" calcext:value-type="float">
            <text:p><text:s text:c="3"/>0.00</text:p>
          </table:table-cell>
          <table:table-cell table:formula="of:=MAX([.C107]-[.B10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8]-[.C108]; 0)" office:value-type="float" office:value="0" calcext:value-type="float">
            <text:p><text:s text:c="3"/>0.00</text:p>
          </table:table-cell>
          <table:table-cell table:formula="of:=MAX([.C108]-[.B10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09]-[.C109]; 0)" office:value-type="float" office:value="0" calcext:value-type="float">
            <text:p><text:s text:c="3"/>0.00</text:p>
          </table:table-cell>
          <table:table-cell table:formula="of:=MAX([.C109]-[.B10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0]-[.C110]; 0)" office:value-type="float" office:value="0" calcext:value-type="float">
            <text:p><text:s text:c="3"/>0.00</text:p>
          </table:table-cell>
          <table:table-cell table:formula="of:=MAX([.C110]-[.B11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1]-[.C111]; 0)" office:value-type="float" office:value="0" calcext:value-type="float">
            <text:p><text:s text:c="3"/>0.00</text:p>
          </table:table-cell>
          <table:table-cell table:formula="of:=MAX([.C111]-[.B11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2]-[.C112]; 0)" office:value-type="float" office:value="0" calcext:value-type="float">
            <text:p><text:s text:c="3"/>0.00</text:p>
          </table:table-cell>
          <table:table-cell table:formula="of:=MAX([.C112]-[.B11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3]-[.C113]; 0)" office:value-type="float" office:value="0" calcext:value-type="float">
            <text:p><text:s text:c="3"/>0.00</text:p>
          </table:table-cell>
          <table:table-cell table:formula="of:=MAX([.C113]-[.B11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4]-[.C114]; 0)" office:value-type="float" office:value="0" calcext:value-type="float">
            <text:p><text:s text:c="3"/>0.00</text:p>
          </table:table-cell>
          <table:table-cell table:formula="of:=MAX([.C114]-[.B11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5]-[.C115]; 0)" office:value-type="float" office:value="0" calcext:value-type="float">
            <text:p><text:s text:c="3"/>0.00</text:p>
          </table:table-cell>
          <table:table-cell table:formula="of:=MAX([.C115]-[.B11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6]-[.C116]; 0)" office:value-type="float" office:value="0" calcext:value-type="float">
            <text:p><text:s text:c="3"/>0.00</text:p>
          </table:table-cell>
          <table:table-cell table:formula="of:=MAX([.C116]-[.B11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7]-[.C117]; 0)" office:value-type="float" office:value="0" calcext:value-type="float">
            <text:p><text:s text:c="3"/>0.00</text:p>
          </table:table-cell>
          <table:table-cell table:formula="of:=MAX([.C117]-[.B11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8]-[.C118]; 0)" office:value-type="float" office:value="0" calcext:value-type="float">
            <text:p><text:s text:c="3"/>0.00</text:p>
          </table:table-cell>
          <table:table-cell table:formula="of:=MAX([.C118]-[.B11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19]-[.C119]; 0)" office:value-type="float" office:value="0" calcext:value-type="float">
            <text:p><text:s text:c="3"/>0.00</text:p>
          </table:table-cell>
          <table:table-cell table:formula="of:=MAX([.C119]-[.B11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0]-[.C120]; 0)" office:value-type="float" office:value="0" calcext:value-type="float">
            <text:p><text:s text:c="3"/>0.00</text:p>
          </table:table-cell>
          <table:table-cell table:formula="of:=MAX([.C120]-[.B12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1]-[.C121]; 0)" office:value-type="float" office:value="0" calcext:value-type="float">
            <text:p><text:s text:c="3"/>0.00</text:p>
          </table:table-cell>
          <table:table-cell table:formula="of:=MAX([.C121]-[.B12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2]-[.C122]; 0)" office:value-type="float" office:value="0" calcext:value-type="float">
            <text:p><text:s text:c="3"/>0.00</text:p>
          </table:table-cell>
          <table:table-cell table:formula="of:=MAX([.C122]-[.B12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3]-[.C123]; 0)" office:value-type="float" office:value="0" calcext:value-type="float">
            <text:p><text:s text:c="3"/>0.00</text:p>
          </table:table-cell>
          <table:table-cell table:formula="of:=MAX([.C123]-[.B12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4]-[.C124]; 0)" office:value-type="float" office:value="0" calcext:value-type="float">
            <text:p><text:s text:c="3"/>0.00</text:p>
          </table:table-cell>
          <table:table-cell table:formula="of:=MAX([.C124]-[.B12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5]-[.C125]; 0)" office:value-type="float" office:value="0" calcext:value-type="float">
            <text:p><text:s text:c="3"/>0.00</text:p>
          </table:table-cell>
          <table:table-cell table:formula="of:=MAX([.C125]-[.B12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6]-[.C126]; 0)" office:value-type="float" office:value="0" calcext:value-type="float">
            <text:p><text:s text:c="3"/>0.00</text:p>
          </table:table-cell>
          <table:table-cell table:formula="of:=MAX([.C126]-[.B12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7]-[.C127]; 0)" office:value-type="float" office:value="0" calcext:value-type="float">
            <text:p><text:s text:c="3"/>0.00</text:p>
          </table:table-cell>
          <table:table-cell table:formula="of:=MAX([.C127]-[.B12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8]-[.C128]; 0)" office:value-type="float" office:value="0" calcext:value-type="float">
            <text:p><text:s text:c="3"/>0.00</text:p>
          </table:table-cell>
          <table:table-cell table:formula="of:=MAX([.C128]-[.B12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29]-[.C129]; 0)" office:value-type="float" office:value="0" calcext:value-type="float">
            <text:p><text:s text:c="3"/>0.00</text:p>
          </table:table-cell>
          <table:table-cell table:formula="of:=MAX([.C129]-[.B12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0]-[.C130]; 0)" office:value-type="float" office:value="0" calcext:value-type="float">
            <text:p><text:s text:c="3"/>0.00</text:p>
          </table:table-cell>
          <table:table-cell table:formula="of:=MAX([.C130]-[.B13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1]-[.C131]; 0)" office:value-type="float" office:value="0" calcext:value-type="float">
            <text:p><text:s text:c="3"/>0.00</text:p>
          </table:table-cell>
          <table:table-cell table:formula="of:=MAX([.C131]-[.B13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2]-[.C132]; 0)" office:value-type="float" office:value="0" calcext:value-type="float">
            <text:p><text:s text:c="3"/>0.00</text:p>
          </table:table-cell>
          <table:table-cell table:formula="of:=MAX([.C132]-[.B13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3]-[.C133]; 0)" office:value-type="float" office:value="0" calcext:value-type="float">
            <text:p><text:s text:c="3"/>0.00</text:p>
          </table:table-cell>
          <table:table-cell table:formula="of:=MAX([.C133]-[.B13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4]-[.C134]; 0)" office:value-type="float" office:value="0" calcext:value-type="float">
            <text:p><text:s text:c="3"/>0.00</text:p>
          </table:table-cell>
          <table:table-cell table:formula="of:=MAX([.C134]-[.B13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5]-[.C135]; 0)" office:value-type="float" office:value="0" calcext:value-type="float">
            <text:p><text:s text:c="3"/>0.00</text:p>
          </table:table-cell>
          <table:table-cell table:formula="of:=MAX([.C135]-[.B13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6]-[.C136]; 0)" office:value-type="float" office:value="0" calcext:value-type="float">
            <text:p><text:s text:c="3"/>0.00</text:p>
          </table:table-cell>
          <table:table-cell table:formula="of:=MAX([.C136]-[.B13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7]-[.C137]; 0)" office:value-type="float" office:value="0" calcext:value-type="float">
            <text:p><text:s text:c="3"/>0.00</text:p>
          </table:table-cell>
          <table:table-cell table:formula="of:=MAX([.C137]-[.B13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8]-[.C138]; 0)" office:value-type="float" office:value="0" calcext:value-type="float">
            <text:p><text:s text:c="3"/>0.00</text:p>
          </table:table-cell>
          <table:table-cell table:formula="of:=MAX([.C138]-[.B13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39]-[.C139]; 0)" office:value-type="float" office:value="0" calcext:value-type="float">
            <text:p><text:s text:c="3"/>0.00</text:p>
          </table:table-cell>
          <table:table-cell table:formula="of:=MAX([.C139]-[.B13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0]-[.C140]; 0)" office:value-type="float" office:value="0" calcext:value-type="float">
            <text:p><text:s text:c="3"/>0.00</text:p>
          </table:table-cell>
          <table:table-cell table:formula="of:=MAX([.C140]-[.B14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1]-[.C141]; 0)" office:value-type="float" office:value="0" calcext:value-type="float">
            <text:p><text:s text:c="3"/>0.00</text:p>
          </table:table-cell>
          <table:table-cell table:formula="of:=MAX([.C141]-[.B14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2]-[.C142]; 0)" office:value-type="float" office:value="0" calcext:value-type="float">
            <text:p><text:s text:c="3"/>0.00</text:p>
          </table:table-cell>
          <table:table-cell table:formula="of:=MAX([.C142]-[.B14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3]-[.C143]; 0)" office:value-type="float" office:value="0" calcext:value-type="float">
            <text:p><text:s text:c="3"/>0.00</text:p>
          </table:table-cell>
          <table:table-cell table:formula="of:=MAX([.C143]-[.B14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4]-[.C144]; 0)" office:value-type="float" office:value="0" calcext:value-type="float">
            <text:p><text:s text:c="3"/>0.00</text:p>
          </table:table-cell>
          <table:table-cell table:formula="of:=MAX([.C144]-[.B14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5]-[.C145]; 0)" office:value-type="float" office:value="0" calcext:value-type="float">
            <text:p><text:s text:c="3"/>0.00</text:p>
          </table:table-cell>
          <table:table-cell table:formula="of:=MAX([.C145]-[.B14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6]-[.C146]; 0)" office:value-type="float" office:value="0" calcext:value-type="float">
            <text:p><text:s text:c="3"/>0.00</text:p>
          </table:table-cell>
          <table:table-cell table:formula="of:=MAX([.C146]-[.B14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7]-[.C147]; 0)" office:value-type="float" office:value="0" calcext:value-type="float">
            <text:p><text:s text:c="3"/>0.00</text:p>
          </table:table-cell>
          <table:table-cell table:formula="of:=MAX([.C147]-[.B14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8]-[.C148]; 0)" office:value-type="float" office:value="0" calcext:value-type="float">
            <text:p><text:s text:c="3"/>0.00</text:p>
          </table:table-cell>
          <table:table-cell table:formula="of:=MAX([.C148]-[.B14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49]-[.C149]; 0)" office:value-type="float" office:value="0" calcext:value-type="float">
            <text:p><text:s text:c="3"/>0.00</text:p>
          </table:table-cell>
          <table:table-cell table:formula="of:=MAX([.C149]-[.B14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0]-[.C150]; 0)" office:value-type="float" office:value="0" calcext:value-type="float">
            <text:p><text:s text:c="3"/>0.00</text:p>
          </table:table-cell>
          <table:table-cell table:formula="of:=MAX([.C150]-[.B15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1]-[.C151]; 0)" office:value-type="float" office:value="0" calcext:value-type="float">
            <text:p><text:s text:c="3"/>0.00</text:p>
          </table:table-cell>
          <table:table-cell table:formula="of:=MAX([.C151]-[.B15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2]-[.C152]; 0)" office:value-type="float" office:value="0" calcext:value-type="float">
            <text:p><text:s text:c="3"/>0.00</text:p>
          </table:table-cell>
          <table:table-cell table:formula="of:=MAX([.C152]-[.B15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3]-[.C153]; 0)" office:value-type="float" office:value="0" calcext:value-type="float">
            <text:p><text:s text:c="3"/>0.00</text:p>
          </table:table-cell>
          <table:table-cell table:formula="of:=MAX([.C153]-[.B15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4]-[.C154]; 0)" office:value-type="float" office:value="0" calcext:value-type="float">
            <text:p><text:s text:c="3"/>0.00</text:p>
          </table:table-cell>
          <table:table-cell table:formula="of:=MAX([.C154]-[.B15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5]-[.C155]; 0)" office:value-type="float" office:value="0" calcext:value-type="float">
            <text:p><text:s text:c="3"/>0.00</text:p>
          </table:table-cell>
          <table:table-cell table:formula="of:=MAX([.C155]-[.B15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6]-[.C156]; 0)" office:value-type="float" office:value="0" calcext:value-type="float">
            <text:p><text:s text:c="3"/>0.00</text:p>
          </table:table-cell>
          <table:table-cell table:formula="of:=MAX([.C156]-[.B15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7]-[.C157]; 0)" office:value-type="float" office:value="0" calcext:value-type="float">
            <text:p><text:s text:c="3"/>0.00</text:p>
          </table:table-cell>
          <table:table-cell table:formula="of:=MAX([.C157]-[.B15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8]-[.C158]; 0)" office:value-type="float" office:value="0" calcext:value-type="float">
            <text:p><text:s text:c="3"/>0.00</text:p>
          </table:table-cell>
          <table:table-cell table:formula="of:=MAX([.C158]-[.B15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59]-[.C159]; 0)" office:value-type="float" office:value="0" calcext:value-type="float">
            <text:p><text:s text:c="3"/>0.00</text:p>
          </table:table-cell>
          <table:table-cell table:formula="of:=MAX([.C159]-[.B15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0]-[.C160]; 0)" office:value-type="float" office:value="0" calcext:value-type="float">
            <text:p><text:s text:c="3"/>0.00</text:p>
          </table:table-cell>
          <table:table-cell table:formula="of:=MAX([.C160]-[.B16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1]-[.C161]; 0)" office:value-type="float" office:value="0" calcext:value-type="float">
            <text:p><text:s text:c="3"/>0.00</text:p>
          </table:table-cell>
          <table:table-cell table:formula="of:=MAX([.C161]-[.B16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2]-[.C162]; 0)" office:value-type="float" office:value="0" calcext:value-type="float">
            <text:p><text:s text:c="3"/>0.00</text:p>
          </table:table-cell>
          <table:table-cell table:formula="of:=MAX([.C162]-[.B16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3]-[.C163]; 0)" office:value-type="float" office:value="0" calcext:value-type="float">
            <text:p><text:s text:c="3"/>0.00</text:p>
          </table:table-cell>
          <table:table-cell table:formula="of:=MAX([.C163]-[.B16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4]-[.C164]; 0)" office:value-type="float" office:value="0" calcext:value-type="float">
            <text:p><text:s text:c="3"/>0.00</text:p>
          </table:table-cell>
          <table:table-cell table:formula="of:=MAX([.C164]-[.B16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5]-[.C165]; 0)" office:value-type="float" office:value="0" calcext:value-type="float">
            <text:p><text:s text:c="3"/>0.00</text:p>
          </table:table-cell>
          <table:table-cell table:formula="of:=MAX([.C165]-[.B16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6]-[.C166]; 0)" office:value-type="float" office:value="0" calcext:value-type="float">
            <text:p><text:s text:c="3"/>0.00</text:p>
          </table:table-cell>
          <table:table-cell table:formula="of:=MAX([.C166]-[.B16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7]-[.C167]; 0)" office:value-type="float" office:value="0" calcext:value-type="float">
            <text:p><text:s text:c="3"/>0.00</text:p>
          </table:table-cell>
          <table:table-cell table:formula="of:=MAX([.C167]-[.B16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8]-[.C168]; 0)" office:value-type="float" office:value="0" calcext:value-type="float">
            <text:p><text:s text:c="3"/>0.00</text:p>
          </table:table-cell>
          <table:table-cell table:formula="of:=MAX([.C168]-[.B16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69]-[.C169]; 0)" office:value-type="float" office:value="0" calcext:value-type="float">
            <text:p><text:s text:c="3"/>0.00</text:p>
          </table:table-cell>
          <table:table-cell table:formula="of:=MAX([.C169]-[.B16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0]-[.C170]; 0)" office:value-type="float" office:value="0" calcext:value-type="float">
            <text:p><text:s text:c="3"/>0.00</text:p>
          </table:table-cell>
          <table:table-cell table:formula="of:=MAX([.C170]-[.B17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1]-[.C171]; 0)" office:value-type="float" office:value="0" calcext:value-type="float">
            <text:p><text:s text:c="3"/>0.00</text:p>
          </table:table-cell>
          <table:table-cell table:formula="of:=MAX([.C171]-[.B17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2]-[.C172]; 0)" office:value-type="float" office:value="0" calcext:value-type="float">
            <text:p><text:s text:c="3"/>0.00</text:p>
          </table:table-cell>
          <table:table-cell table:formula="of:=MAX([.C172]-[.B17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3]-[.C173]; 0)" office:value-type="float" office:value="0" calcext:value-type="float">
            <text:p><text:s text:c="3"/>0.00</text:p>
          </table:table-cell>
          <table:table-cell table:formula="of:=MAX([.C173]-[.B17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4]-[.C174]; 0)" office:value-type="float" office:value="0" calcext:value-type="float">
            <text:p><text:s text:c="3"/>0.00</text:p>
          </table:table-cell>
          <table:table-cell table:formula="of:=MAX([.C174]-[.B17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5]-[.C175]; 0)" office:value-type="float" office:value="0" calcext:value-type="float">
            <text:p><text:s text:c="3"/>0.00</text:p>
          </table:table-cell>
          <table:table-cell table:formula="of:=MAX([.C175]-[.B17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6]-[.C176]; 0)" office:value-type="float" office:value="0" calcext:value-type="float">
            <text:p><text:s text:c="3"/>0.00</text:p>
          </table:table-cell>
          <table:table-cell table:formula="of:=MAX([.C176]-[.B17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7]-[.C177]; 0)" office:value-type="float" office:value="0" calcext:value-type="float">
            <text:p><text:s text:c="3"/>0.00</text:p>
          </table:table-cell>
          <table:table-cell table:formula="of:=MAX([.C177]-[.B17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8]-[.C178]; 0)" office:value-type="float" office:value="0" calcext:value-type="float">
            <text:p><text:s text:c="3"/>0.00</text:p>
          </table:table-cell>
          <table:table-cell table:formula="of:=MAX([.C178]-[.B17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79]-[.C179]; 0)" office:value-type="float" office:value="0" calcext:value-type="float">
            <text:p><text:s text:c="3"/>0.00</text:p>
          </table:table-cell>
          <table:table-cell table:formula="of:=MAX([.C179]-[.B17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0]-[.C180]; 0)" office:value-type="float" office:value="0" calcext:value-type="float">
            <text:p><text:s text:c="3"/>0.00</text:p>
          </table:table-cell>
          <table:table-cell table:formula="of:=MAX([.C180]-[.B18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1]-[.C181]; 0)" office:value-type="float" office:value="0" calcext:value-type="float">
            <text:p><text:s text:c="3"/>0.00</text:p>
          </table:table-cell>
          <table:table-cell table:formula="of:=MAX([.C181]-[.B18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2]-[.C182]; 0)" office:value-type="float" office:value="0" calcext:value-type="float">
            <text:p><text:s text:c="3"/>0.00</text:p>
          </table:table-cell>
          <table:table-cell table:formula="of:=MAX([.C182]-[.B18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3]-[.C183]; 0)" office:value-type="float" office:value="0" calcext:value-type="float">
            <text:p><text:s text:c="3"/>0.00</text:p>
          </table:table-cell>
          <table:table-cell table:formula="of:=MAX([.C183]-[.B18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4]-[.C184]; 0)" office:value-type="float" office:value="0" calcext:value-type="float">
            <text:p><text:s text:c="3"/>0.00</text:p>
          </table:table-cell>
          <table:table-cell table:formula="of:=MAX([.C184]-[.B18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5]-[.C185]; 0)" office:value-type="float" office:value="0" calcext:value-type="float">
            <text:p><text:s text:c="3"/>0.00</text:p>
          </table:table-cell>
          <table:table-cell table:formula="of:=MAX([.C185]-[.B18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6]-[.C186]; 0)" office:value-type="float" office:value="0" calcext:value-type="float">
            <text:p><text:s text:c="3"/>0.00</text:p>
          </table:table-cell>
          <table:table-cell table:formula="of:=MAX([.C186]-[.B18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7]-[.C187]; 0)" office:value-type="float" office:value="0" calcext:value-type="float">
            <text:p><text:s text:c="3"/>0.00</text:p>
          </table:table-cell>
          <table:table-cell table:formula="of:=MAX([.C187]-[.B18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8]-[.C188]; 0)" office:value-type="float" office:value="0" calcext:value-type="float">
            <text:p><text:s text:c="3"/>0.00</text:p>
          </table:table-cell>
          <table:table-cell table:formula="of:=MAX([.C188]-[.B18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89]-[.C189]; 0)" office:value-type="float" office:value="0" calcext:value-type="float">
            <text:p><text:s text:c="3"/>0.00</text:p>
          </table:table-cell>
          <table:table-cell table:formula="of:=MAX([.C189]-[.B18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0]-[.C190]; 0)" office:value-type="float" office:value="0" calcext:value-type="float">
            <text:p><text:s text:c="3"/>0.00</text:p>
          </table:table-cell>
          <table:table-cell table:formula="of:=MAX([.C190]-[.B19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1]-[.C191]; 0)" office:value-type="float" office:value="0" calcext:value-type="float">
            <text:p><text:s text:c="3"/>0.00</text:p>
          </table:table-cell>
          <table:table-cell table:formula="of:=MAX([.C191]-[.B19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2]-[.C192]; 0)" office:value-type="float" office:value="0" calcext:value-type="float">
            <text:p><text:s text:c="3"/>0.00</text:p>
          </table:table-cell>
          <table:table-cell table:formula="of:=MAX([.C192]-[.B19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3]-[.C193]; 0)" office:value-type="float" office:value="0" calcext:value-type="float">
            <text:p><text:s text:c="3"/>0.00</text:p>
          </table:table-cell>
          <table:table-cell table:formula="of:=MAX([.C193]-[.B19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4]-[.C194]; 0)" office:value-type="float" office:value="0" calcext:value-type="float">
            <text:p><text:s text:c="3"/>0.00</text:p>
          </table:table-cell>
          <table:table-cell table:formula="of:=MAX([.C194]-[.B19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5]-[.C195]; 0)" office:value-type="float" office:value="0" calcext:value-type="float">
            <text:p><text:s text:c="3"/>0.00</text:p>
          </table:table-cell>
          <table:table-cell table:formula="of:=MAX([.C195]-[.B19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6]-[.C196]; 0)" office:value-type="float" office:value="0" calcext:value-type="float">
            <text:p><text:s text:c="3"/>0.00</text:p>
          </table:table-cell>
          <table:table-cell table:formula="of:=MAX([.C196]-[.B19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7]-[.C197]; 0)" office:value-type="float" office:value="0" calcext:value-type="float">
            <text:p><text:s text:c="3"/>0.00</text:p>
          </table:table-cell>
          <table:table-cell table:formula="of:=MAX([.C197]-[.B19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8]-[.C198]; 0)" office:value-type="float" office:value="0" calcext:value-type="float">
            <text:p><text:s text:c="3"/>0.00</text:p>
          </table:table-cell>
          <table:table-cell table:formula="of:=MAX([.C198]-[.B19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199]-[.C199]; 0)" office:value-type="float" office:value="0" calcext:value-type="float">
            <text:p><text:s text:c="3"/>0.00</text:p>
          </table:table-cell>
          <table:table-cell table:formula="of:=MAX([.C199]-[.B19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0]-[.C200]; 0)" office:value-type="float" office:value="0" calcext:value-type="float">
            <text:p><text:s text:c="3"/>0.00</text:p>
          </table:table-cell>
          <table:table-cell table:formula="of:=MAX([.C200]-[.B20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1]-[.C201]; 0)" office:value-type="float" office:value="0" calcext:value-type="float">
            <text:p><text:s text:c="3"/>0.00</text:p>
          </table:table-cell>
          <table:table-cell table:formula="of:=MAX([.C201]-[.B20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2]-[.C202]; 0)" office:value-type="float" office:value="0" calcext:value-type="float">
            <text:p><text:s text:c="3"/>0.00</text:p>
          </table:table-cell>
          <table:table-cell table:formula="of:=MAX([.C202]-[.B20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3]-[.C203]; 0)" office:value-type="float" office:value="0" calcext:value-type="float">
            <text:p><text:s text:c="3"/>0.00</text:p>
          </table:table-cell>
          <table:table-cell table:formula="of:=MAX([.C203]-[.B20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4]-[.C204]; 0)" office:value-type="float" office:value="0" calcext:value-type="float">
            <text:p><text:s text:c="3"/>0.00</text:p>
          </table:table-cell>
          <table:table-cell table:formula="of:=MAX([.C204]-[.B20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5]-[.C205]; 0)" office:value-type="float" office:value="0" calcext:value-type="float">
            <text:p><text:s text:c="3"/>0.00</text:p>
          </table:table-cell>
          <table:table-cell table:formula="of:=MAX([.C205]-[.B20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6]-[.C206]; 0)" office:value-type="float" office:value="0" calcext:value-type="float">
            <text:p><text:s text:c="3"/>0.00</text:p>
          </table:table-cell>
          <table:table-cell table:formula="of:=MAX([.C206]-[.B20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7]-[.C207]; 0)" office:value-type="float" office:value="0" calcext:value-type="float">
            <text:p><text:s text:c="3"/>0.00</text:p>
          </table:table-cell>
          <table:table-cell table:formula="of:=MAX([.C207]-[.B20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8]-[.C208]; 0)" office:value-type="float" office:value="0" calcext:value-type="float">
            <text:p><text:s text:c="3"/>0.00</text:p>
          </table:table-cell>
          <table:table-cell table:formula="of:=MAX([.C208]-[.B20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09]-[.C209]; 0)" office:value-type="float" office:value="0" calcext:value-type="float">
            <text:p><text:s text:c="3"/>0.00</text:p>
          </table:table-cell>
          <table:table-cell table:formula="of:=MAX([.C209]-[.B20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0]-[.C210]; 0)" office:value-type="float" office:value="0" calcext:value-type="float">
            <text:p><text:s text:c="3"/>0.00</text:p>
          </table:table-cell>
          <table:table-cell table:formula="of:=MAX([.C210]-[.B21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1]-[.C211]; 0)" office:value-type="float" office:value="0" calcext:value-type="float">
            <text:p><text:s text:c="3"/>0.00</text:p>
          </table:table-cell>
          <table:table-cell table:formula="of:=MAX([.C211]-[.B21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2]-[.C212]; 0)" office:value-type="float" office:value="0" calcext:value-type="float">
            <text:p><text:s text:c="3"/>0.00</text:p>
          </table:table-cell>
          <table:table-cell table:formula="of:=MAX([.C212]-[.B21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3]-[.C213]; 0)" office:value-type="float" office:value="0" calcext:value-type="float">
            <text:p><text:s text:c="3"/>0.00</text:p>
          </table:table-cell>
          <table:table-cell table:formula="of:=MAX([.C213]-[.B21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4]-[.C214]; 0)" office:value-type="float" office:value="0" calcext:value-type="float">
            <text:p><text:s text:c="3"/>0.00</text:p>
          </table:table-cell>
          <table:table-cell table:formula="of:=MAX([.C214]-[.B21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5]-[.C215]; 0)" office:value-type="float" office:value="0" calcext:value-type="float">
            <text:p><text:s text:c="3"/>0.00</text:p>
          </table:table-cell>
          <table:table-cell table:formula="of:=MAX([.C215]-[.B21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6]-[.C216]; 0)" office:value-type="float" office:value="0" calcext:value-type="float">
            <text:p><text:s text:c="3"/>0.00</text:p>
          </table:table-cell>
          <table:table-cell table:formula="of:=MAX([.C216]-[.B21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7]-[.C217]; 0)" office:value-type="float" office:value="0" calcext:value-type="float">
            <text:p><text:s text:c="3"/>0.00</text:p>
          </table:table-cell>
          <table:table-cell table:formula="of:=MAX([.C217]-[.B21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8]-[.C218]; 0)" office:value-type="float" office:value="0" calcext:value-type="float">
            <text:p><text:s text:c="3"/>0.00</text:p>
          </table:table-cell>
          <table:table-cell table:formula="of:=MAX([.C218]-[.B21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19]-[.C219]; 0)" office:value-type="float" office:value="0" calcext:value-type="float">
            <text:p><text:s text:c="3"/>0.00</text:p>
          </table:table-cell>
          <table:table-cell table:formula="of:=MAX([.C219]-[.B21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0]-[.C220]; 0)" office:value-type="float" office:value="0" calcext:value-type="float">
            <text:p><text:s text:c="3"/>0.00</text:p>
          </table:table-cell>
          <table:table-cell table:formula="of:=MAX([.C220]-[.B22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1]-[.C221]; 0)" office:value-type="float" office:value="0" calcext:value-type="float">
            <text:p><text:s text:c="3"/>0.00</text:p>
          </table:table-cell>
          <table:table-cell table:formula="of:=MAX([.C221]-[.B22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2]-[.C222]; 0)" office:value-type="float" office:value="0" calcext:value-type="float">
            <text:p><text:s text:c="3"/>0.00</text:p>
          </table:table-cell>
          <table:table-cell table:formula="of:=MAX([.C222]-[.B22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3]-[.C223]; 0)" office:value-type="float" office:value="0" calcext:value-type="float">
            <text:p><text:s text:c="3"/>0.00</text:p>
          </table:table-cell>
          <table:table-cell table:formula="of:=MAX([.C223]-[.B22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4]-[.C224]; 0)" office:value-type="float" office:value="0" calcext:value-type="float">
            <text:p><text:s text:c="3"/>0.00</text:p>
          </table:table-cell>
          <table:table-cell table:formula="of:=MAX([.C224]-[.B22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5]-[.C225]; 0)" office:value-type="float" office:value="0" calcext:value-type="float">
            <text:p><text:s text:c="3"/>0.00</text:p>
          </table:table-cell>
          <table:table-cell table:formula="of:=MAX([.C225]-[.B22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6]-[.C226]; 0)" office:value-type="float" office:value="0" calcext:value-type="float">
            <text:p><text:s text:c="3"/>0.00</text:p>
          </table:table-cell>
          <table:table-cell table:formula="of:=MAX([.C226]-[.B22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7]-[.C227]; 0)" office:value-type="float" office:value="0" calcext:value-type="float">
            <text:p><text:s text:c="3"/>0.00</text:p>
          </table:table-cell>
          <table:table-cell table:formula="of:=MAX([.C227]-[.B22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8]-[.C228]; 0)" office:value-type="float" office:value="0" calcext:value-type="float">
            <text:p><text:s text:c="3"/>0.00</text:p>
          </table:table-cell>
          <table:table-cell table:formula="of:=MAX([.C228]-[.B22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29]-[.C229]; 0)" office:value-type="float" office:value="0" calcext:value-type="float">
            <text:p><text:s text:c="3"/>0.00</text:p>
          </table:table-cell>
          <table:table-cell table:formula="of:=MAX([.C229]-[.B22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0]-[.C230]; 0)" office:value-type="float" office:value="0" calcext:value-type="float">
            <text:p><text:s text:c="3"/>0.00</text:p>
          </table:table-cell>
          <table:table-cell table:formula="of:=MAX([.C230]-[.B23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1]-[.C231]; 0)" office:value-type="float" office:value="0" calcext:value-type="float">
            <text:p><text:s text:c="3"/>0.00</text:p>
          </table:table-cell>
          <table:table-cell table:formula="of:=MAX([.C231]-[.B23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2]-[.C232]; 0)" office:value-type="float" office:value="0" calcext:value-type="float">
            <text:p><text:s text:c="3"/>0.00</text:p>
          </table:table-cell>
          <table:table-cell table:formula="of:=MAX([.C232]-[.B23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3]-[.C233]; 0)" office:value-type="float" office:value="0" calcext:value-type="float">
            <text:p><text:s text:c="3"/>0.00</text:p>
          </table:table-cell>
          <table:table-cell table:formula="of:=MAX([.C233]-[.B23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4]-[.C234]; 0)" office:value-type="float" office:value="0" calcext:value-type="float">
            <text:p><text:s text:c="3"/>0.00</text:p>
          </table:table-cell>
          <table:table-cell table:formula="of:=MAX([.C234]-[.B23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5]-[.C235]; 0)" office:value-type="float" office:value="0" calcext:value-type="float">
            <text:p><text:s text:c="3"/>0.00</text:p>
          </table:table-cell>
          <table:table-cell table:formula="of:=MAX([.C235]-[.B23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6]-[.C236]; 0)" office:value-type="float" office:value="0" calcext:value-type="float">
            <text:p><text:s text:c="3"/>0.00</text:p>
          </table:table-cell>
          <table:table-cell table:formula="of:=MAX([.C236]-[.B23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7]-[.C237]; 0)" office:value-type="float" office:value="0" calcext:value-type="float">
            <text:p><text:s text:c="3"/>0.00</text:p>
          </table:table-cell>
          <table:table-cell table:formula="of:=MAX([.C237]-[.B23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8]-[.C238]; 0)" office:value-type="float" office:value="0" calcext:value-type="float">
            <text:p><text:s text:c="3"/>0.00</text:p>
          </table:table-cell>
          <table:table-cell table:formula="of:=MAX([.C238]-[.B23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39]-[.C239]; 0)" office:value-type="float" office:value="0" calcext:value-type="float">
            <text:p><text:s text:c="3"/>0.00</text:p>
          </table:table-cell>
          <table:table-cell table:formula="of:=MAX([.C239]-[.B23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0]-[.C240]; 0)" office:value-type="float" office:value="0" calcext:value-type="float">
            <text:p><text:s text:c="3"/>0.00</text:p>
          </table:table-cell>
          <table:table-cell table:formula="of:=MAX([.C240]-[.B24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1]-[.C241]; 0)" office:value-type="float" office:value="0" calcext:value-type="float">
            <text:p><text:s text:c="3"/>0.00</text:p>
          </table:table-cell>
          <table:table-cell table:formula="of:=MAX([.C241]-[.B24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2]-[.C242]; 0)" office:value-type="float" office:value="0" calcext:value-type="float">
            <text:p><text:s text:c="3"/>0.00</text:p>
          </table:table-cell>
          <table:table-cell table:formula="of:=MAX([.C242]-[.B24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3]-[.C243]; 0)" office:value-type="float" office:value="0" calcext:value-type="float">
            <text:p><text:s text:c="3"/>0.00</text:p>
          </table:table-cell>
          <table:table-cell table:formula="of:=MAX([.C243]-[.B24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4]-[.C244]; 0)" office:value-type="float" office:value="0" calcext:value-type="float">
            <text:p><text:s text:c="3"/>0.00</text:p>
          </table:table-cell>
          <table:table-cell table:formula="of:=MAX([.C244]-[.B24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5]-[.C245]; 0)" office:value-type="float" office:value="0" calcext:value-type="float">
            <text:p><text:s text:c="3"/>0.00</text:p>
          </table:table-cell>
          <table:table-cell table:formula="of:=MAX([.C245]-[.B24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6]-[.C246]; 0)" office:value-type="float" office:value="0" calcext:value-type="float">
            <text:p><text:s text:c="3"/>0.00</text:p>
          </table:table-cell>
          <table:table-cell table:formula="of:=MAX([.C246]-[.B24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7]-[.C247]; 0)" office:value-type="float" office:value="0" calcext:value-type="float">
            <text:p><text:s text:c="3"/>0.00</text:p>
          </table:table-cell>
          <table:table-cell table:formula="of:=MAX([.C247]-[.B24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8]-[.C248]; 0)" office:value-type="float" office:value="0" calcext:value-type="float">
            <text:p><text:s text:c="3"/>0.00</text:p>
          </table:table-cell>
          <table:table-cell table:formula="of:=MAX([.C248]-[.B24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49]-[.C249]; 0)" office:value-type="float" office:value="0" calcext:value-type="float">
            <text:p><text:s text:c="3"/>0.00</text:p>
          </table:table-cell>
          <table:table-cell table:formula="of:=MAX([.C249]-[.B24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0]-[.C250]; 0)" office:value-type="float" office:value="0" calcext:value-type="float">
            <text:p><text:s text:c="3"/>0.00</text:p>
          </table:table-cell>
          <table:table-cell table:formula="of:=MAX([.C250]-[.B25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1]-[.C251]; 0)" office:value-type="float" office:value="0" calcext:value-type="float">
            <text:p><text:s text:c="3"/>0.00</text:p>
          </table:table-cell>
          <table:table-cell table:formula="of:=MAX([.C251]-[.B25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2]-[.C252]; 0)" office:value-type="float" office:value="0" calcext:value-type="float">
            <text:p><text:s text:c="3"/>0.00</text:p>
          </table:table-cell>
          <table:table-cell table:formula="of:=MAX([.C252]-[.B25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3]-[.C253]; 0)" office:value-type="float" office:value="0" calcext:value-type="float">
            <text:p><text:s text:c="3"/>0.00</text:p>
          </table:table-cell>
          <table:table-cell table:formula="of:=MAX([.C253]-[.B25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4]-[.C254]; 0)" office:value-type="float" office:value="0" calcext:value-type="float">
            <text:p><text:s text:c="3"/>0.00</text:p>
          </table:table-cell>
          <table:table-cell table:formula="of:=MAX([.C254]-[.B25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5]-[.C255]; 0)" office:value-type="float" office:value="0" calcext:value-type="float">
            <text:p><text:s text:c="3"/>0.00</text:p>
          </table:table-cell>
          <table:table-cell table:formula="of:=MAX([.C255]-[.B25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6]-[.C256]; 0)" office:value-type="float" office:value="0" calcext:value-type="float">
            <text:p><text:s text:c="3"/>0.00</text:p>
          </table:table-cell>
          <table:table-cell table:formula="of:=MAX([.C256]-[.B25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7]-[.C257]; 0)" office:value-type="float" office:value="0" calcext:value-type="float">
            <text:p><text:s text:c="3"/>0.00</text:p>
          </table:table-cell>
          <table:table-cell table:formula="of:=MAX([.C257]-[.B25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8]-[.C258]; 0)" office:value-type="float" office:value="0" calcext:value-type="float">
            <text:p><text:s text:c="3"/>0.00</text:p>
          </table:table-cell>
          <table:table-cell table:formula="of:=MAX([.C258]-[.B25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59]-[.C259]; 0)" office:value-type="float" office:value="0" calcext:value-type="float">
            <text:p><text:s text:c="3"/>0.00</text:p>
          </table:table-cell>
          <table:table-cell table:formula="of:=MAX([.C259]-[.B25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0]-[.C260]; 0)" office:value-type="float" office:value="0" calcext:value-type="float">
            <text:p><text:s text:c="3"/>0.00</text:p>
          </table:table-cell>
          <table:table-cell table:formula="of:=MAX([.C260]-[.B26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1]-[.C261]; 0)" office:value-type="float" office:value="0" calcext:value-type="float">
            <text:p><text:s text:c="3"/>0.00</text:p>
          </table:table-cell>
          <table:table-cell table:formula="of:=MAX([.C261]-[.B26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2]-[.C262]; 0)" office:value-type="float" office:value="0" calcext:value-type="float">
            <text:p><text:s text:c="3"/>0.00</text:p>
          </table:table-cell>
          <table:table-cell table:formula="of:=MAX([.C262]-[.B26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3]-[.C263]; 0)" office:value-type="float" office:value="0" calcext:value-type="float">
            <text:p><text:s text:c="3"/>0.00</text:p>
          </table:table-cell>
          <table:table-cell table:formula="of:=MAX([.C263]-[.B26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4]-[.C264]; 0)" office:value-type="float" office:value="0" calcext:value-type="float">
            <text:p><text:s text:c="3"/>0.00</text:p>
          </table:table-cell>
          <table:table-cell table:formula="of:=MAX([.C264]-[.B26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5]-[.C265]; 0)" office:value-type="float" office:value="0" calcext:value-type="float">
            <text:p><text:s text:c="3"/>0.00</text:p>
          </table:table-cell>
          <table:table-cell table:formula="of:=MAX([.C265]-[.B26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6]-[.C266]; 0)" office:value-type="float" office:value="0" calcext:value-type="float">
            <text:p><text:s text:c="3"/>0.00</text:p>
          </table:table-cell>
          <table:table-cell table:formula="of:=MAX([.C266]-[.B26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7]-[.C267]; 0)" office:value-type="float" office:value="0" calcext:value-type="float">
            <text:p><text:s text:c="3"/>0.00</text:p>
          </table:table-cell>
          <table:table-cell table:formula="of:=MAX([.C267]-[.B26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8]-[.C268]; 0)" office:value-type="float" office:value="0" calcext:value-type="float">
            <text:p><text:s text:c="3"/>0.00</text:p>
          </table:table-cell>
          <table:table-cell table:formula="of:=MAX([.C268]-[.B26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69]-[.C269]; 0)" office:value-type="float" office:value="0" calcext:value-type="float">
            <text:p><text:s text:c="3"/>0.00</text:p>
          </table:table-cell>
          <table:table-cell table:formula="of:=MAX([.C269]-[.B26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0]-[.C270]; 0)" office:value-type="float" office:value="0" calcext:value-type="float">
            <text:p><text:s text:c="3"/>0.00</text:p>
          </table:table-cell>
          <table:table-cell table:formula="of:=MAX([.C270]-[.B27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1]-[.C271]; 0)" office:value-type="float" office:value="0" calcext:value-type="float">
            <text:p><text:s text:c="3"/>0.00</text:p>
          </table:table-cell>
          <table:table-cell table:formula="of:=MAX([.C271]-[.B27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2]-[.C272]; 0)" office:value-type="float" office:value="0" calcext:value-type="float">
            <text:p><text:s text:c="3"/>0.00</text:p>
          </table:table-cell>
          <table:table-cell table:formula="of:=MAX([.C272]-[.B27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3]-[.C273]; 0)" office:value-type="float" office:value="0" calcext:value-type="float">
            <text:p><text:s text:c="3"/>0.00</text:p>
          </table:table-cell>
          <table:table-cell table:formula="of:=MAX([.C273]-[.B27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4]-[.C274]; 0)" office:value-type="float" office:value="0" calcext:value-type="float">
            <text:p><text:s text:c="3"/>0.00</text:p>
          </table:table-cell>
          <table:table-cell table:formula="of:=MAX([.C274]-[.B27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5]-[.C275]; 0)" office:value-type="float" office:value="0" calcext:value-type="float">
            <text:p><text:s text:c="3"/>0.00</text:p>
          </table:table-cell>
          <table:table-cell table:formula="of:=MAX([.C275]-[.B27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6]-[.C276]; 0)" office:value-type="float" office:value="0" calcext:value-type="float">
            <text:p><text:s text:c="3"/>0.00</text:p>
          </table:table-cell>
          <table:table-cell table:formula="of:=MAX([.C276]-[.B27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7]-[.C277]; 0)" office:value-type="float" office:value="0" calcext:value-type="float">
            <text:p><text:s text:c="3"/>0.00</text:p>
          </table:table-cell>
          <table:table-cell table:formula="of:=MAX([.C277]-[.B27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8]-[.C278]; 0)" office:value-type="float" office:value="0" calcext:value-type="float">
            <text:p><text:s text:c="3"/>0.00</text:p>
          </table:table-cell>
          <table:table-cell table:formula="of:=MAX([.C278]-[.B27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79]-[.C279]; 0)" office:value-type="float" office:value="0" calcext:value-type="float">
            <text:p><text:s text:c="3"/>0.00</text:p>
          </table:table-cell>
          <table:table-cell table:formula="of:=MAX([.C279]-[.B27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0]-[.C280]; 0)" office:value-type="float" office:value="0" calcext:value-type="float">
            <text:p><text:s text:c="3"/>0.00</text:p>
          </table:table-cell>
          <table:table-cell table:formula="of:=MAX([.C280]-[.B28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1]-[.C281]; 0)" office:value-type="float" office:value="0" calcext:value-type="float">
            <text:p><text:s text:c="3"/>0.00</text:p>
          </table:table-cell>
          <table:table-cell table:formula="of:=MAX([.C281]-[.B28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2]-[.C282]; 0)" office:value-type="float" office:value="0" calcext:value-type="float">
            <text:p><text:s text:c="3"/>0.00</text:p>
          </table:table-cell>
          <table:table-cell table:formula="of:=MAX([.C282]-[.B28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3]-[.C283]; 0)" office:value-type="float" office:value="0" calcext:value-type="float">
            <text:p><text:s text:c="3"/>0.00</text:p>
          </table:table-cell>
          <table:table-cell table:formula="of:=MAX([.C283]-[.B28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4]-[.C284]; 0)" office:value-type="float" office:value="0" calcext:value-type="float">
            <text:p><text:s text:c="3"/>0.00</text:p>
          </table:table-cell>
          <table:table-cell table:formula="of:=MAX([.C284]-[.B28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5]-[.C285]; 0)" office:value-type="float" office:value="0" calcext:value-type="float">
            <text:p><text:s text:c="3"/>0.00</text:p>
          </table:table-cell>
          <table:table-cell table:formula="of:=MAX([.C285]-[.B28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6]-[.C286]; 0)" office:value-type="float" office:value="0" calcext:value-type="float">
            <text:p><text:s text:c="3"/>0.00</text:p>
          </table:table-cell>
          <table:table-cell table:formula="of:=MAX([.C286]-[.B28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7]-[.C287]; 0)" office:value-type="float" office:value="0" calcext:value-type="float">
            <text:p><text:s text:c="3"/>0.00</text:p>
          </table:table-cell>
          <table:table-cell table:formula="of:=MAX([.C287]-[.B28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8]-[.C288]; 0)" office:value-type="float" office:value="0" calcext:value-type="float">
            <text:p><text:s text:c="3"/>0.00</text:p>
          </table:table-cell>
          <table:table-cell table:formula="of:=MAX([.C288]-[.B28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89]-[.C289]; 0)" office:value-type="float" office:value="0" calcext:value-type="float">
            <text:p><text:s text:c="3"/>0.00</text:p>
          </table:table-cell>
          <table:table-cell table:formula="of:=MAX([.C289]-[.B28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0]-[.C290]; 0)" office:value-type="float" office:value="0" calcext:value-type="float">
            <text:p><text:s text:c="3"/>0.00</text:p>
          </table:table-cell>
          <table:table-cell table:formula="of:=MAX([.C290]-[.B29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1]-[.C291]; 0)" office:value-type="float" office:value="0" calcext:value-type="float">
            <text:p><text:s text:c="3"/>0.00</text:p>
          </table:table-cell>
          <table:table-cell table:formula="of:=MAX([.C291]-[.B291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2]-[.C292]; 0)" office:value-type="float" office:value="0" calcext:value-type="float">
            <text:p><text:s text:c="3"/>0.00</text:p>
          </table:table-cell>
          <table:table-cell table:formula="of:=MAX([.C292]-[.B292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3]-[.C293]; 0)" office:value-type="float" office:value="0" calcext:value-type="float">
            <text:p><text:s text:c="3"/>0.00</text:p>
          </table:table-cell>
          <table:table-cell table:formula="of:=MAX([.C293]-[.B293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4]-[.C294]; 0)" office:value-type="float" office:value="0" calcext:value-type="float">
            <text:p><text:s text:c="3"/>0.00</text:p>
          </table:table-cell>
          <table:table-cell table:formula="of:=MAX([.C294]-[.B294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5]-[.C295]; 0)" office:value-type="float" office:value="0" calcext:value-type="float">
            <text:p><text:s text:c="3"/>0.00</text:p>
          </table:table-cell>
          <table:table-cell table:formula="of:=MAX([.C295]-[.B295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6]-[.C296]; 0)" office:value-type="float" office:value="0" calcext:value-type="float">
            <text:p><text:s text:c="3"/>0.00</text:p>
          </table:table-cell>
          <table:table-cell table:formula="of:=MAX([.C296]-[.B296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7]-[.C297]; 0)" office:value-type="float" office:value="0" calcext:value-type="float">
            <text:p><text:s text:c="3"/>0.00</text:p>
          </table:table-cell>
          <table:table-cell table:formula="of:=MAX([.C297]-[.B297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8]-[.C298]; 0)" office:value-type="float" office:value="0" calcext:value-type="float">
            <text:p><text:s text:c="3"/>0.00</text:p>
          </table:table-cell>
          <table:table-cell table:formula="of:=MAX([.C298]-[.B298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299]-[.C299]; 0)" office:value-type="float" office:value="0" calcext:value-type="float">
            <text:p><text:s text:c="3"/>0.00</text:p>
          </table:table-cell>
          <table:table-cell table:formula="of:=MAX([.C299]-[.B299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MAX([.B300]-[.C300]; 0)" office:value-type="float" office:value="0" calcext:value-type="float">
            <text:p><text:s text:c="3"/>0.00</text:p>
          </table:table-cell>
          <table:table-cell table:formula="of:=MAX([.C300]-[.B300]; 0)" office:value-type="float" office:value="0" calcext:value-type="float">
            <text:p><text:s text:c="3"/>0.00</text:p>
          </table:table-cell>
          <table:table-cell table:number-columns-repeated="1013"/>
        </table:table-row>
        <table:table-row table:style-name="ro1" table:number-rows-repeated="104827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  <number:text>Y</number:text>
    </number:date-style>
    <number:number-style style:name="N131">
      <number:number number:decimal-places="5" number:min-decimal-places="5" number:min-integer-digits="1"/>
    </number:number-style>
    <number:date-style style:name="N132">
      <number:day number:style="long"/>
      <number:text>.</number:text>
      <number:month number:style="long"/>
      <number:text>.</number:text>
      <number:year/>
    </number:date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currency-style style:name="N136P0" style:volatile="true">
      <number:number number:decimal-places="5" number:min-decimal-places="5" number:min-integer-digits="1" number:grouping="true"/>
      <number:text> </number:text>
      <number:currency-symbol number:language="bg" number:country="BG">лв.</number:currency-symbol>
    </number:currency-style>
    <number:currency-style style:name="N136">
      <number:text>-</number:text>
      <number:number number:decimal-places="5" number:min-decimal-places="5" number:min-integer-digits="1" number:grouping="true"/>
      <number:text> </number:text>
      <number:currency-symbol number:language="bg" number:country="BG">лв.</number:currency-symbol>
      <style:map style:condition="value()&gt;=0" style:apply-style-name="N136P0"/>
    </number:currency-style>
    <number:number-style style:name="N137">
      <number:number number:decimal-places="2" number:min-decimal-places="2" number:min-integer-digits="1">
        <number:embedded-text number:position="3"> </number:embedded-text>
      </number:number>
    </number:number-style>
    <number:number-style style:name="N138"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2" number:min-decimal-places="2" number:min-integer-digits="1">
        <number:embedded-text number:position="10"> </number:embedded-text>
        <number:embedded-text number:position="7"> </number:embedded-text>
        <number:embedded-text number:position="3"> </number:embedded-text>
      </number:number>
    </number:number-style>
    <number:number-style style:name="N142">
      <number:number number:decimal-places="7" number:min-decimal-places="7" number:min-integer-digits="1">
        <number:embedded-text number:position="10"> </number:embedded-text>
        <number:embedded-text number:position="7"> </number:embedded-text>
        <number:embedded-text number:position="3"> </number:embedded-text>
      </number:number>
    </number:number-style>
    <number:number-style style:name="N143">
      <number:number number:decimal-places="8" number:min-decimal-places="8" number:min-integer-digits="1"/>
    </number:number-style>
    <number:date-style style:name="N10114" number:language="bg" number:country="BG">
      <number:day number:style="long"/>
      <number:text>.</number:text>
      <number:month number:style="long"/>
      <number:text>.</number:text>
      <number:year number:style="long"/>
    </number:date-style>
    <number:number-style style:name="N10115" number:language="bg" number:country="BG">
      <number:number number:decimal-places="0" number:min-decimal-places="0" number:min-integer-digits="3">
        <number:embedded-text number:position="2">.</number:embedded-text>
      </number:number>
      <number:text> лв</number:text>
    </number:number-style>
    <number:date-style style:name="N10116" number:language="bg" number:country="BG">
      <number:day/>
      <number:text>.</number:text>
      <number:month number:style="long"/>
      <number:text>.</number:text>
      <number:year number:style="long"/>
    </number:date-style>
    <number:number-style style:name="N10117" number:language="bg" number:country="BG">
      <number:number number:decimal-places="7" number:min-decimal-places="7" number:min-integer-digits="1" number:grouping="true"/>
    </number:number-style>
    <number:currency-style style:name="N2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bg" number:country="BG">лв</number:currency-symbol>
    </number:currency-style>
    <number:currency-style style:name="N2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</number:currency-symbol>
      <style:map style:condition="value()&gt;=0" style:apply-style-name="N20130P0"/>
    </number:currency-style>
    <number:currency-style style:name="N2013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2013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20132P0"/>
    </number:currency-style>
    <number:currency-style style:name="N20134P0" style:volatile="true" number:language="en" number:country="US">
      <number:number number:decimal-places="5" number:min-decimal-places="5" number:min-integer-digits="1" number:grouping="true"/>
      <number:text> </number:text>
      <number:currency-symbol number:language="bg" number:country="BG">лв.</number:currency-symbol>
    </number:currency-style>
    <number:currency-style style:name="N20134" number:language="en" number:country="US">
      <number:text>-</number:text>
      <number:number number:decimal-places="5" number:min-decimal-places="5" number:min-integer-digits="1" number:grouping="true"/>
      <number:text> </number:text>
      <number:currency-symbol number:language="bg" number:country="BG">лв.</number:currency-symbol>
      <style:map style:condition="value()&gt;=0" style:apply-style-name="N20134P0"/>
    </number:currency-style>
    <number:currency-style style:name="N2013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20135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20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5:08:27.309148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7:33.057878445</meta:creation-date>
    <dc:date>2025-03-23T15:09:39.132303260</dc:date>
    <meta:editing-duration>PT10M58S</meta:editing-duration>
    <meta:editing-cycles>5</meta:editing-cycles>
    <meta:generator>LibreOffice/24.8.5.2$Linux_X86_64 LibreOffice_project/27b361b745d0ea8f99bc93dfcb7a39098dfa5fff</meta:generator>
    <meta:document-statistic meta:table-count="1" meta:cell-count="635" meta:object-count="1"/>
  </office:meta>
</office:document-meta>
</file>